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00" draw:opacity="0%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solid" draw:fill-color="#ffffff" draw:textarea-horizontal-align="center" draw:textarea-vertical-align="middle" draw:fit-to-size="false" draw:shadow="visible"/>
    </style:style>
    <style:style style:name="gr3" style:family="graphic" style:parent-style-name="standard">
      <style:graphic-properties draw:stroke="solid" draw:fill="solid" draw:fill-color="#99ccff" draw:textarea-horizontal-align="center" draw:textarea-vertical-align="middle" draw:fit-to-size="false" draw:shadow="visible"/>
    </style:style>
    <style:style style:name="gr4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solid" draw:fill-color="#9966cc" draw:textarea-horizontal-align="center" draw:textarea-vertical-align="middle" draw:fit-to-size="false" draw:shadow="visible"/>
    </style:style>
    <style:style style:name="gr6" style:family="graphic" style:parent-style-name="standard">
      <style:graphic-properties draw:stroke="solid" draw:fill="solid" draw:fill-color="#7da647" draw:textarea-horizontal-align="center" draw:textarea-vertical-align="middle" draw:fit-to-size="false" draw:shadow="visible"/>
    </style:style>
    <style:style style:name="gr7" style:family="graphic" style:parent-style-name="standard">
      <style:graphic-properties draw:stroke="solid" draw:fill="solid" draw:fill-color="#ff9966" draw:textarea-horizontal-align="center" draw:textarea-vertical-align="middle" draw:fit-to-size="false" draw:shadow="visib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draw:marker-start-width="0.45cm" draw:marker-end-width="0.4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45cm" draw:marker-end-width="0.4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OrganizationDiagram5262-GroupShape">
          <draw:g>
            <draw:rect draw:name="OrganizationDiagram5262-RectangleShape0" draw:style-name="gr1" draw:text-style-name="P1" draw:layer="layout" svg:width="27.7cm" svg:height="16.62cm" svg:x="2.6cm" svg:y="1cm">
              <text:p/>
            </draw:rect>
            <draw:rect draw:name="OrganizationDiagram5262-RectangleShape1" draw:style-name="gr2" draw:text-style-name="P1" draw:id="id1" draw:layer="layout" svg:width="3.236cm" svg:height="2.442cm" svg:x="11.582cm" svg:y="1.647cm" draw:corner-radius="0.6cm">
              <text:p text:style-name="P1">Monitout</text:p>
            </draw:rect>
            <draw:rect draw:name="OrganizationDiagram5262-RectangleShape2" draw:style-name="gr3" draw:text-style-name="P2" draw:id="id2" draw:layer="layout" svg:width="4.212cm" svg:height="2.403cm" svg:x="2.87cm" svg:y="6.847cm" draw:corner-radius="0.6cm">
              <text:p text:style-name="P1"><text:span text:style-name="T1">Système </text:span></text:p>
              <text:p text:style-name="P1"><text:span text:style-name="T1">Embarqué</text:span></text:p>
            </draw:rect>
            <draw:connector draw:name="OrganizationDiagram5262-ConnectorShape2" draw:style-name="gr4" draw:text-style-name="P1" draw:layer="layout" svg:x1="13.2cm" svg:y1="4.089cm" svg:x2="4.976cm" svg:y2="6.847cm" draw:start-shape="id1" draw:start-glue-point="2" draw:end-shape="id2" draw:end-glue-point="0" svg:d="m13200 4089v1529h-8224v1229">
              <text:p/>
            </draw:connector>
            <draw:rect draw:name="OrganizationDiagram5262-RectangleShape3" draw:style-name="gr5" draw:text-style-name="P2" draw:id="id3" draw:layer="layout" svg:width="4.332cm" svg:height="2.289cm" svg:x="8.25cm" svg:y="6.808cm" draw:corner-radius="0.6cm">
              <text:p text:style-name="P1"><text:span text:style-name="T1">Services</text:span></text:p>
              <text:p text:style-name="P1"><text:span text:style-name="T1">Web</text:span></text:p>
            </draw:rect>
            <draw:connector draw:name="OrganizationDiagram5262-ConnectorShape3" draw:style-name="gr4" draw:text-style-name="P1" draw:layer="layout" svg:x1="13.2cm" svg:y1="4.089cm" svg:x2="10.416cm" svg:y2="6.808cm" draw:start-shape="id1" draw:start-glue-point="2" draw:end-shape="id3" draw:end-glue-point="0" svg:d="m13200 4089v1510h-2784v1209">
              <text:p/>
            </draw:connector>
            <draw:rect draw:name="OrganizationDiagram5262-RectangleShape4" draw:style-name="gr6" draw:text-style-name="P1" draw:id="id4" draw:layer="layout" svg:width="3.814cm" svg:height="2.289cm" svg:x="13.832cm" svg:y="6.847cm" draw:corner-radius="0.6cm">
              <text:p text:style-name="P1">Station</text:p>
              <text:p text:style-name="P1">Centrale</text:p>
            </draw:rect>
            <draw:connector draw:name="OrganizationDiagram5262-ConnectorShape4" draw:style-name="gr4" draw:text-style-name="P1" draw:layer="layout" svg:x1="13.2cm" svg:y1="4.089cm" svg:x2="15.739cm" svg:y2="6.847cm" draw:start-shape="id1" draw:start-glue-point="2" draw:end-shape="id4" draw:end-glue-point="0" svg:d="m13200 4089v1529h2539v1229">
              <text:p/>
            </draw:connector>
            <draw:rect draw:name="OrganizationDiagram5262-RectangleShape5" draw:style-name="gr7" draw:text-style-name="P1" draw:id="id5" draw:layer="layout" svg:width="5.418cm" svg:height="2.289cm" svg:x="18.832cm" svg:y="6.858cm" draw:corner-radius="0.6cm">
              <text:p text:style-name="P1">Tests,</text:p>
              <text:p text:style-name="P1">Intégration et</text:p>
              <text:p text:style-name="P1">Formation</text:p>
            </draw:rect>
            <draw:connector draw:name="OrganizationDiagram5262-ConnectorShape5" draw:style-name="gr4" draw:text-style-name="P1" draw:layer="layout" svg:x1="13.2cm" svg:y1="4.089cm" svg:x2="21.541cm" svg:y2="6.858cm" draw:start-shape="id1" draw:start-glue-point="2" draw:end-shape="id5" draw:end-glue-point="0" svg:d="m13200 4089v1535h8341v1234">
              <text:p/>
            </draw:connector>
            <draw:custom-shape draw:style-name="gr8" draw:text-style-name="P3" draw:layer="layout" svg:width="4cm" svg:height="1.5cm" svg:x="3cm" svg:y="9.75cm">
              <text:p text:style-name="P3"><text:span text:style-name="T2">Architecture</text:span></text:p>
              <text:p text:style-name="P3"><text:span text:style-name="T2">Materiell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4cm" svg:height="1.5cm" svg:x="3cm" svg:y="11.5cm">
              <text:p text:style-name="P3"><text:span text:style-name="T2">Système</text:span></text:p>
              <text:p text:style-name="P3"><text:span text:style-name="T2">d’Exploitati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3.25cm">
              <text:p text:style-name="P3"><text:span text:style-name="T2">Logiciel</text:span></text:p>
              <text:p text:style-name="P3"><text:span text:style-name="T2">Monitoring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5cm">
              <text:p text:style-name="P3"><text:span text:style-name="T2">Réseaux</text:span></text:p>
              <text:p text:style-name="P3"><text:span text:style-name="T2">Sattelite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4cm" svg:height="1.5cm" svg:x="3cm" svg:y="16.75cm">
              <text:p text:style-name="P3"><text:span text:style-name="T2">Configuration</text:span></text:p>
              <text:p text:style-name="P3"><text:span text:style-name="T2">Remot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4cm" svg:height="1.5cm" svg:x="8.5cm" svg:y="9.75cm">
              <text:p text:style-name="P3"><text:span text:style-name="T2">Spécification</text:span></text:p>
              <text:p text:style-name="P3"><text:span text:style-name="T2">IHM Web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8cm" svg:y="9.75cm">
              <text:p text:style-name="P3"><text:span text:style-name="T2">Base de Données</text:span></text:p>
              <text:p text:style-name="P3"><text:span text:style-name="T2">Journaux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4cm" svg:height="1.5cm" svg:x="13.75cm" svg:y="11.5cm">
              <text:p text:style-name="P3"><text:span text:style-name="T2">Aide à la</text:span></text:p>
              <text:p text:style-name="P3"><text:span text:style-name="T2">décisio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9.75cm">
              <text:p text:style-name="P3"><text:span text:style-name="T2">Intégration</text:span></text:p>
              <text:p text:style-name="P3"><text:span text:style-name="T2">Web + St. Central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11.5cm">
              <text:p text:style-name="P3"><text:span text:style-name="T2">Intégration</text:span></text:p>
              <text:p text:style-name="P3"><text:span text:style-name="T2">SE + Station Central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13.25cm">
              <text:p text:style-name="P3">Intégration</text:p>
              <text:p text:style-name="P3">SE + Web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5cm">
              <text:p text:style-name="P3"><text:span text:style-name="T2">Manuel d’Utilisateur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6.75cm">
              <text:p text:style-name="P3"><text:span text:style-name="T2">Manuel du Developpeu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75cm" svg:y="13.25cm">
              <text:p text:style-name="P3"><text:span text:style-name="T2">Configur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1.5cm">
              <text:p text:style-name="P3"><text:span text:style-name="T2">Système</text:span></text:p>
              <text:p text:style-name="P3"><text:span text:style-name="T2">d’Alert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3.25cm">
              <text:p text:style-name="P3"><text:span text:style-name="T2">Système</text:span></text:p>
              <text:p text:style-name="P3"><text:span text:style-name="T2">d’Authentic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5cm">
              <text:p text:style-name="P3"><text:span text:style-name="T2">Admin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8.5cm">
              <text:p text:style-name="P3"><text:span text:style-name="T2">Tests</text:span></text:p>
              <text:p text:style-name="P3"><text:span text:style-name="T2">Générau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1.772cm" svg:height="0.806cm" draw:transform="rotate (1.5707963267946) translate (2.144cm 13.15cm)">
              <draw:text-box>
                <text:p text:style-name="P4"><text:span text:style-name="T2">CdC1</text:span></text:p>
              </draw:text-box>
            </draw:frame>
            <draw:frame draw:style-name="gr17" draw:text-style-name="P4" draw:layer="layout" svg:width="1.772cm" svg:height="0.806cm" draw:transform="rotate (1.5707963267946) translate (2.144cm 18.35cm)">
              <draw:text-box>
                <text:p text:style-name="P4"><text:span text:style-name="T2">CdC2</text:span></text:p>
              </draw:text-box>
            </draw:frame>
            <draw:frame draw:style-name="gr17" draw:text-style-name="P4" draw:layer="layout" svg:width="1.772cm" svg:height="0.806cm" draw:transform="rotate (1.5707963267946) translate (7.7cm 11.4cm)">
              <draw:text-box>
                <text:p text:style-name="P4"><text:span text:style-name="T2">CdC3</text:span></text:p>
              </draw:text-box>
            </draw:frame>
            <draw:frame draw:style-name="gr17" draw:text-style-name="P4" draw:layer="layout" svg:width="1.772cm" svg:height="0.806cm" draw:transform="rotate (1.5707963267946) translate (12.944cm 13.122cm)">
              <draw:text-box>
                <text:p text:style-name="P4"><text:span text:style-name="T2">CdC4</text:span></text:p>
              </draw:text-box>
            </draw:frame>
            <draw:custom-shape draw:style-name="gr18" draw:text-style-name="P1" draw:layer="layout" svg:width="0.75cm" svg:height="5.25cm" svg:x="24.5cm" svg:y="9.6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7" draw:text-style-name="P4" draw:layer="layout" svg:width="3.017cm" svg:height="0.806cm" svg:x="25.5cm" svg:y="12cm">
              <draw:text-box>
                <text:p text:style-name="P4"><text:span text:style-name="T2">GEI restan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andro Mattioli</meta:initial-creator>
    <meta:creation-date>2011-01-21T01:22:45</meta:creation-date>
    <dc:date>2011-01-21T02:10:50</dc:date>
    <dc:creator>Leandro Mattioli</dc:creator>
    <meta:editing-duration>PT00H47M48S</meta:editing-duration>
    <meta:editing-cycles>4</meta:editing-cycles>
    <meta:generator>OpenOffice.org/3.2$Unix OpenOffice.org_project/320m19$Build-9505</meta:generator>
    <meta:document-statistic meta:object-count="36"/>
  </office:meta>
</office:document-meta>
</file>